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19c" officeooo:paragraph-rsid="000d619c"/>
    </style:style>
    <style:style style:name="P2" style:family="paragraph" style:parent-style-name="Standard">
      <style:text-properties officeooo:rsid="000f3195" officeooo:paragraph-rsid="000d619c"/>
    </style:style>
    <style:style style:name="P3" style:family="paragraph" style:parent-style-name="Standard">
      <style:text-properties officeooo:rsid="0013154d" officeooo:paragraph-rsid="0013154d"/>
    </style:style>
    <style:style style:name="P4" style:family="paragraph" style:parent-style-name="Standard">
      <style:text-properties officeooo:rsid="0017665d" officeooo:paragraph-rsid="0017665d"/>
    </style:style>
    <style:style style:name="P5" style:family="paragraph" style:parent-style-name="Standard">
      <style:text-properties officeooo:rsid="001911ef" officeooo:paragraph-rsid="001911ef"/>
    </style:style>
    <style:style style:name="P6" style:family="paragraph" style:parent-style-name="Standard">
      <style:text-properties officeooo:rsid="001a6302" officeooo:paragraph-rsid="001a6302"/>
    </style:style>
    <style:style style:name="P7" style:family="paragraph" style:parent-style-name="Standard">
      <style:text-properties officeooo:rsid="001bc058" officeooo:paragraph-rsid="001a6302"/>
    </style:style>
    <style:style style:name="P8" style:family="paragraph" style:parent-style-name="Standard">
      <style:text-properties fo:color="#000080" style:font-name="DejaVu Sans Mono" fo:font-size="9.10000038146973pt" fo:font-weight="bold" officeooo:rsid="0017665d" officeooo:paragraph-rsid="0017665d"/>
    </style:style>
    <style:style style:name="P9" style:family="paragraph" style:parent-style-name="Standard">
      <style:text-properties officeooo:rsid="0021acdc" officeooo:paragraph-rsid="0021acdc"/>
    </style:style>
    <style:style style:name="P10" style:family="paragraph" style:parent-style-name="Standard">
      <style:text-properties officeooo:rsid="0024b357" officeooo:paragraph-rsid="0024b357"/>
    </style:style>
    <style:style style:name="P11" style:family="paragraph" style:parent-style-name="Preformatted_20_Text">
      <style:text-properties fo:color="#000000"/>
    </style:style>
    <style:style style:name="P12" style:family="paragraph" style:parent-style-name="Preformatted_20_Text">
      <style:text-properties fo:color="#000000" style:font-name="DejaVu Sans Mono" fo:font-size="9.10000038146973pt"/>
    </style:style>
    <style:style style:name="P13" style:family="paragraph" style:parent-style-name="Preformatted_20_Text">
      <style:text-properties fo:color="#000000" style:font-name="DejaVu Sans Mono" fo:font-size="9.10000038146973pt" officeooo:paragraph-rsid="001911ef"/>
    </style:style>
    <style:style style:name="P14" style:family="paragraph" style:parent-style-name="Preformatted_20_Text">
      <style:text-properties fo:color="#000000" style:font-name="DejaVu Sans Mono" fo:font-size="9.10000038146973pt" officeooo:rsid="002178ac" officeooo:paragraph-rsid="002178ac"/>
    </style:style>
    <style:style style:name="P15" style:family="paragraph" style:parent-style-name="Preformatted_20_Text">
      <style:text-properties fo:color="#000000" style:font-name="DejaVu Sans Mono" fo:font-size="9.10000038146973pt" officeooo:paragraph-rsid="001cc994"/>
    </style:style>
    <style:style style:name="P16" style:family="paragraph" style:parent-style-name="Preformatted_20_Text">
      <style:text-properties fo:color="#000080" style:font-name="DejaVu Sans Mono" fo:font-size="9.10000038146973pt" fo:font-weight="bold"/>
    </style:style>
    <style:style style:name="P17" style:family="paragraph" style:parent-style-name="Preformatted_20_Text">
      <style:text-properties fo:color="#000080" style:font-name="DejaVu Sans Mono" fo:font-size="9.10000038146973pt" fo:font-weight="bold" officeooo:rsid="0017665d" officeooo:paragraph-rsid="0017665d"/>
    </style:style>
    <style:style style:name="P18" style:family="paragraph" style:parent-style-name="Preformatted_20_Text">
      <style:text-properties fo:color="#000080" style:font-name="DejaVu Sans Mono" fo:font-size="9.10000038146973pt" fo:font-weight="bold" officeooo:rsid="001bc058" officeooo:paragraph-rsid="0021acdc"/>
    </style:style>
    <style:style style:name="P19" style:family="paragraph" style:parent-style-name="Preformatted_20_Text">
      <style:text-properties officeooo:rsid="002178ac" officeooo:paragraph-rsid="002178ac"/>
    </style:style>
    <style:style style:name="P20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.10000038146973pt"/>
    </style:style>
    <style:style style:name="P21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.10000038146973pt" officeooo:rsid="001cc994" officeooo:paragraph-rsid="001cc994"/>
    </style:style>
    <style:style style:name="P22" style:family="paragraph" style:parent-style-name="Standard">
      <style:text-properties officeooo:rsid="0024b357" officeooo:paragraph-rsid="0024b357"/>
    </style:style>
    <style:style style:name="P23" style:family="paragraph" style:parent-style-name="Preformatted_20_Text">
      <style:text-properties fo:color="#000000" style:font-name="DejaVu Sans Mono" fo:font-size="9pt" officeooo:paragraph-rsid="0024b357"/>
    </style:style>
    <style:style style:name="P24" style:family="paragraph" style:parent-style-name="Preformatted_20_Text">
      <style:text-properties fo:color="#000000" style:font-name="DejaVu Sans Mono" fo:font-size="9pt" officeooo:rsid="0024b357" officeooo:paragraph-rsid="0024b357"/>
    </style:style>
    <style:style style:name="P25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26" style:family="paragraph" style:parent-style-name="Preformatted_20_Text">
      <style:text-properties fo:color="#000000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fo:color="#000080" style:font-name="DejaVu Sans Mono" fo:font-size="9pt" fo:font-style="italic"/>
    </style:style>
    <style:style style:name="T4" style:family="text">
      <style:text-properties fo:color="#000080" fo:font-style="italic"/>
    </style:style>
    <style:style style:name="T5" style:family="text">
      <style:text-properties style:font-name="DejaVu Sans Mono" fo:font-size="9pt"/>
    </style:style>
    <style:style style:name="T6" style:family="text">
      <style:text-properties fo:color="#660e7a" style:font-name="DejaVu Sans Mono" fo:font-size="9pt" fo:font-weight="bold"/>
    </style:style>
    <style:style style:name="T7" style:family="text">
      <style:text-properties fo:color="#660e7a" fo:font-weight="bold"/>
    </style:style>
    <style:style style:name="T8" style:family="text">
      <style:text-properties fo:color="#0000ff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officeooo:rsid="0021ac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ION:</text:p>
      <text:p text:style-name="P1"/>
      <text:p text:style-name="P19">CREATE TABLE REQUISITION</text:p>
      <text:p text:style-name="P19">(</text:p>
      <text:p text:style-name="P19"><text:s text:c="4"/>REQUISITION_ID INT(11) PRIMARY KEY NOT NULL AUTO_INCREMENT,</text:p>
      <text:p text:style-name="P19"><text:s text:c="4"/>APP_ID INT(11) NOT NULL,</text:p>
      <text:p text:style-name="P19"><text:s text:c="4"/>APP_NAME VARCHAR(20),</text:p>
      <text:p text:style-name="P19"><text:s text:c="4"/>CREATED_DATE TIMESTAMP DEFAULT CURRENT_TIMESTAMP NOT NULL,</text:p>
      <text:p text:style-name="P19"><text:s text:c="4"/>UPDATED_DATE TIMESTAMP DEFAULT CURRENT_TIMESTAMP NOT NULL</text:p>
      <text:p text:style-name="P19">);</text:p>
      <text:p text:style-name="P1"/>
      <text:p text:style-name="P1">CDMR:</text:p>
      <text:p text:style-name="P1"/>
      <text:p text:style-name="P14">CREATE TABLE CDMR</text:p>
      <text:p text:style-name="P14">(</text:p>
      <text:p text:style-name="P14"><text:s text:c="4"/>REQUISITION_ID INT(11) PRIMARY KEY NOT NULL,</text:p>
      <text:p text:style-name="P14"><text:s text:c="4"/>STATUS VARCHAR(10),</text:p>
      <text:p text:style-name="P14"><text:s text:c="4"/>CUST_NUM VARCHAR(10),</text:p>
      <text:p text:style-name="P14"><text:s text:c="4"/>CUST_NAME VARCHAR(100),</text:p>
      <text:p text:style-name="P14"><text:s text:c="4"/>INV_NUM INT(10),</text:p>
      <text:p text:style-name="P14"><text:s text:c="4"/>INV_DATE DATE,</text:p>
      <text:p text:style-name="P14"><text:s text:c="4"/>INV_AMNT DECIMAL(6,2),</text:p>
      <text:p text:style-name="P14"><text:s text:c="4"/>SALESREP_ID VARCHAR(10),</text:p>
      <text:p text:style-name="P14"><text:s text:c="4"/>SALESREP_NAME VARCHAR(50),</text:p>
      <text:p text:style-name="P14"><text:s text:c="4"/>ADJ_AMNT DECIMAL(6,2),</text:p>
      <text:p text:style-name="P14"><text:s text:c="4"/>CDMR_DATE DATE,</text:p>
      <text:p text:style-name="P14"><text:s text:c="4"/>CONSTRAINT CDMR_ibfk_1 FOREIGN KEY (REQUISITION_ID) REFERENCES REQUISITION (REQUISITION_ID)</text:p>
      <text:p text:style-name="P14">);</text:p>
      <text:p text:style-name="P2"/>
      <text:p text:style-name="P3">CDMR_ADJUSTMENTS:</text:p>
      <text:p text:style-name="P3"/>
      <text:p text:style-name="P14">CREATE TABLE CDMR_ADJUSTMENTS</text:p>
      <text:p text:style-name="P14">(</text:p>
      <text:p text:style-name="P14"><text:s text:c="4"/>REQUISITION_ID INT(11) NOT NULL,</text:p>
      <text:p text:style-name="P14"><text:s text:c="4"/>CUST_NUM VARCHAR(10),</text:p>
      <text:p text:style-name="P14"><text:s text:c="4"/>REASON_CODE_DESC VARCHAR(50),</text:p>
      <text:p text:style-name="P14"><text:s text:c="4"/>ITEM_NUM INT(11) NOT NULL,</text:p>
      <text:p text:style-name="P14"><text:s text:c="4"/>ITEM_DESC VARCHAR(100),</text:p>
      <text:p text:style-name="P14"><text:s text:c="4"/>QTY_ADJ INT(11),</text:p>
      <text:p text:style-name="P14"><text:s text:c="4"/>ALLOW_ADJ DECIMAL(6,2),</text:p>
      <text:p text:style-name="P14"><text:s text:c="4"/>CHRG_ADJ DECIMAL(6,2),</text:p>
      <text:p text:style-name="P14"><text:s text:c="4"/>TAX_ADJ DECIMAL(6,2),</text:p>
      <text:p text:style-name="P14"><text:s text:c="4"/>CD_FLAG VARCHAR(1),</text:p>
      <text:p text:style-name="P14"><text:s text:c="4"/>EXT_PRICE DECIMAL(6,2),</text:p>
      <text:p text:style-name="P14"><text:s text:c="4"/>NEW_INV_LINE_AMNT DECIMAL(6,2),</text:p>
      <text:p text:style-name="P14"><text:s text:c="4"/>CONSTRAINT `PRIMARY` PRIMARY KEY (REQUISITION_ID, ITEM_NUM),</text:p>
      <text:p text:style-name="P14"><text:s text:c="4"/>CONSTRAINT CDMR_ADJUSTMENTS_ibfk_1 FOREIGN KEY (REQUISITION_ID) REFERENCES CDMR (REQUISITION_ID) ON DELETE CASCADE</text:p>
      <text:p text:style-name="P14">);</text:p>
      <text:p text:style-name="P14"/>
      <text:p text:style-name="P4">CDMR_COMMENTS:</text:p>
      <text:p text:style-name="P4"/>
      <text:p text:style-name="P17"><text:bookmark text:name="__DdeLink__29_26761956"/>CREATE TABLE CDMR_COMMENTS</text:p>
      <text:p text:style-name="P12">(</text:p>
      <text:p text:style-name="P12"><text:span text:style-name="T7">REQUISITION_ID </text:span><text:span text:style-name="T1">INT NOT NULL</text:span>,</text:p>
      <text:p text:style-name="P12"><text:span text:style-name="T7">COMMENT_ID </text:span><text:span text:style-name="T1">INT NOT NULL AUTO_INCREMENT</text:span>,</text:p>
      <text:p text:style-name="P12"><text:span text:style-name="T7">SEQ_ID </text:span><text:span text:style-name="T1">INT NOT NULL</text:span>,</text:p>
      <text:p text:style-name="P12"><text:soft-page-break/><text:span text:style-name="T7">COMMENT_TEXT </text:span><text:span text:style-name="T1">VARCHAR</text:span>(<text:span text:style-name="T8">1000</text:span>),</text:p>
      <text:p text:style-name="P12"><text:span text:style-name="T7">CREATED_DATE </text:span><text:span text:style-name="T1">TIMESTAMP DEFAULT </text:span><text:span text:style-name="T4">CURRENT_TIMESTAMP</text:span>,</text:p>
      <text:p text:style-name="P12"><text:span text:style-name="T7">USER_ID </text:span><text:span text:style-name="T1">VARCHAR</text:span>(<text:span text:style-name="T8">20</text:span>),</text:p>
      <text:p text:style-name="P12"><text:span text:style-name="T1">PRIMARY KEY </text:span>(<text:span text:style-name="T7">COMMENT_ID</text:span>),</text:p>
      <text:p text:style-name="P12"><text:span text:style-name="T1">FOREIGN KEY </text:span>(<text:span text:style-name="T7">REQUISITION_ID</text:span>) <text:span text:style-name="T1">REFERENCES </text:span>CDMR(<text:span text:style-name="T7">REQUISITION_ID</text:span>)</text:p>
      <text:p text:style-name="P16">ON DELETE CASCADE</text:p>
      <text:p text:style-name="P20">)</text:p>
      <text:p text:style-name="P8"/>
      <text:p text:style-name="P5">INVOICE_HEADER:</text:p>
      <text:p text:style-name="P5"/>
      <text:p text:style-name="P14">CREATE TABLE INVOICE_HEADER</text:p>
      <text:p text:style-name="P14">(</text:p>
      <text:p text:style-name="P14"><text:s text:c="4"/>INV_NUM INT(11) NOT NULL,</text:p>
      <text:p text:style-name="P14"><text:s text:c="4"/>CUST_NUM INT(11) NOT NULL,</text:p>
      <text:p text:style-name="P14"><text:s text:c="4"/>INV_DATE DATE,</text:p>
      <text:p text:style-name="P14"><text:s text:c="4"/>GROSS_AMNT DECIMAL(6,2),</text:p>
      <text:p text:style-name="P14"><text:s text:c="4"/>ALLOWANCE DECIMAL(6,2),</text:p>
      <text:p text:style-name="P14"><text:s text:c="4"/>CHARGES DECIMAL(6,2),</text:p>
      <text:p text:style-name="P14"><text:s text:c="4"/>TAX DECIMAL(6,2),</text:p>
      <text:p text:style-name="P14"><text:s text:c="4"/>NET_AMNT DECIMAL(6,2),</text:p>
      <text:p text:style-name="P14"><text:s text:c="4"/>CONSTRAINT `PRIMARY` PRIMARY KEY (INV_NUM, CUST_NUM),</text:p>
      <text:p text:style-name="P14"><text:s text:c="4"/>CONSTRAINT INVOICE_HEADER_FK1 FOREIGN KEY (CUST_NUM) REFERENCES CUSTOMER (CUST_NUM)</text:p>
      <text:p text:style-name="P14">);</text:p>
      <text:p text:style-name="P14">CREATE INDEX INVOICE_HEADER_FK1 ON INVOICE_HEADER (CUST_NUM);</text:p>
      <text:p text:style-name="P13"/>
      <text:p text:style-name="P20"/>
      <text:p text:style-name="P21">INVOICE_DETAIL:</text:p>
      <text:p text:style-name="P15"/>
      <text:p text:style-name="P14">CREATE TABLE INVOICE_DETAIL</text:p>
      <text:p text:style-name="P14">(</text:p>
      <text:p text:style-name="P14"><text:s text:c="4"/>INV_NUM INT(11) NOT NULL,</text:p>
      <text:p text:style-name="P14"><text:s text:c="4"/>CUST_NUM INT(11) NOT NULL,</text:p>
      <text:p text:style-name="P14"><text:s text:c="4"/>ITEM_NUM INT(11) NOT NULL,</text:p>
      <text:p text:style-name="P14"><text:s text:c="4"/>ITEM_DESC VARCHAR(100),</text:p>
      <text:p text:style-name="P14"><text:s text:c="4"/>QTY INT(11),</text:p>
      <text:p text:style-name="P14"><text:s text:c="4"/>UNIT_PRICE DECIMAL(6,2),</text:p>
      <text:p text:style-name="P14"><text:s text:c="4"/>GROSS_AMNT DECIMAL(6,2),</text:p>
      <text:p text:style-name="P14"><text:s text:c="4"/>ALLOWANCE DECIMAL(6,2),</text:p>
      <text:p text:style-name="P14"><text:s text:c="4"/>CHARGES DECIMAL(6,2),</text:p>
      <text:p text:style-name="P14"><text:s text:c="4"/>TAX DECIMAL(6,2),</text:p>
      <text:p text:style-name="P14"><text:s text:c="4"/>NET_AMNT DECIMAL(6,2),</text:p>
      <text:p text:style-name="P14"><text:s text:c="4"/>CONSTRAINT `PRIMARY` PRIMARY KEY (INV_NUM, ITEM_NUM),</text:p>
      <text:p text:style-name="P14"><text:s text:c="4"/>CONSTRAINT INVOICE_DETAIL_FK1 FOREIGN KEY (INV_NUM) REFERENCES ,</text:p>
      <text:p text:style-name="P14"><text:s text:c="4"/>CONSTRAINT INVOICE_DETAIL_FK2 FOREIGN KEY (CUST_NUM) REFERENCES CUSTOMER (CUST_NUM)</text:p>
      <text:p text:style-name="P14">);</text:p>
      <text:p text:style-name="P14">CREATE INDEX INVOICE_DETAIL_FK2 ON INVOICE_DETAIL (CUST_NUM);</text:p>
      <text:p text:style-name="P5"/>
      <text:p text:style-name="P6">CUSTOMER:</text:p>
      <text:p text:style-name="P5"/>
      <text:p text:style-name="P14">CREATE TABLE CUSTOMER</text:p>
      <text:p text:style-name="P14">(</text:p>
      <text:p text:style-name="P14"><text:s text:c="4"/>CUST_NUM INT(11) PRIMARY KEY NOT NULL,</text:p>
      <text:p text:style-name="P14"><text:s text:c="4"/>CUST_NAME VARCHAR(100),</text:p>
      <text:p text:style-name="P14"><text:s text:c="4"/>ADDRESS_1 VARCHAR(100),</text:p>
      <text:p text:style-name="P14"><text:s text:c="4"/>ADDRESS_2 VARCHAR(100),</text:p>
      <text:p text:style-name="P14"><text:s text:c="4"/>CITY VARCHAR(50),</text:p>
      <text:p text:style-name="P14"><text:s text:c="4"/>STATE VARCHAR(50),</text:p>
      <text:p text:style-name="P14"><text:s text:c="4"/>ZIP VARCHAR(10),</text:p>
      <text:p text:style-name="P14"><text:soft-page-break/><text:s text:c="4"/>PHONE VARCHAR(20)</text:p>
      <text:p text:style-name="P14">);</text:p>
      <text:p text:style-name="P14"/>
      <text:p text:style-name="P7"/>
      <text:p text:style-name="P9">CREATE TABLE CDMR_USERS</text:p>
      <text:p text:style-name="P9">(</text:p>
      <text:p text:style-name="P9"><text:s text:c="4"/><text:bookmark-start text:name="__DdeLink__381_2027390824"/>USER_ID<text:bookmark-end text:name="__DdeLink__381_2027390824"/> VARCHAR(20) PRIMARY KEY NOT NULL,</text:p>
      <text:p text:style-name="P9"><text:s text:c="4"/>FIRST_NAME VARCHAR(100) NOT NULL,</text:p>
      <text:p text:style-name="P9"><text:s text:c="4"/>LAST_NAME VARCHAR(100) NOT NULL,</text:p>
      <text:p text:style-name="P9"><text:s text:c="4"/>PASSWORD VARCHAR(50) NOT NULL</text:p>
      <text:p text:style-name="P18"><text:tab/><text:bookmark-start text:name="__DdeLink__383_2027390824"/>PRIMARY KEY (<text:span text:style-name="T10">USER_ID</text:span>)<text:bookmark-end text:name="__DdeLink__383_2027390824"/></text:p>
      <text:p text:style-name="P9">);</text:p>
      <text:p text:style-name="P9"/>
      <text:p text:style-name="P23"><text:span text:style-name="T1">CREATE TABLE </text:span>`TASK` (</text:p>
      <text:p text:style-name="P11"><text:s text:c="2"/><text:span text:style-name="T6">`TASK_ID` </text:span><text:span text:style-name="T2">int</text:span><text:span text:style-name="T5">(</text:span><text:span text:style-name="T9">11</text:span><text:span text:style-name="T5">) </text:span><text:span text:style-name="T2">NOT NULL AUTO_INCREMENT</text:span><text:span text:style-name="T5">,</text:span></text:p>
      <text:p text:style-name="P11"><text:s text:c="2"/><text:span text:style-name="T6">`TASK_NAME` </text:span><text:span text:style-name="T2">varchar</text:span><text:span text:style-name="T5">(</text:span><text:span text:style-name="T9">20</text:span><text:span text:style-name="T5">) </text:span><text:span text:style-name="T2">DEFAULT NULL</text:span><text:span text:style-name="T5">,</text:span></text:p>
      <text:p text:style-name="P11"><text:s text:c="2"/><text:span text:style-name="T6">`TASK_STATUS` </text:span><text:span text:style-name="T2">varchar</text:span><text:span text:style-name="T5">(</text:span><text:span text:style-name="T9">20</text:span><text:span text:style-name="T5">) </text:span><text:span text:style-name="T2">NOT NULL</text:span><text:span text:style-name="T5">,</text:span></text:p>
      <text:p text:style-name="P11"><text:s text:c="2"/><text:span text:style-name="T6">`CREATED_DATE` </text:span><text:span text:style-name="T2">timestamp NOT NULL DEFAULT </text:span><text:span text:style-name="T3">CURRENT_TIMESTAMP</text:span><text:span text:style-name="T5">,</text:span></text:p>
      <text:p text:style-name="P11"><text:s text:c="2"/><text:span text:style-name="T6">`UPDATED_DATE` </text:span><text:span text:style-name="T2">timestamp NULL DEFAULT NULL</text:span><text:span text:style-name="T5">,</text:span></text:p>
      <text:p text:style-name="P11"><text:s text:c="2"/><text:span text:style-name="T2">PRIMARY KEY </text:span><text:span text:style-name="T5">(</text:span><text:span text:style-name="T6">`TASK_ID`</text:span><text:span text:style-name="T5">)</text:span></text:p>
      <text:p text:style-name="P25">) </text:p>
      <text:p text:style-name="P23"/>
      <text:p text:style-name="P10"/>
      <text:p text:style-name="P10"/>
      <text:p text:style-name="P24"><text:span text:style-name="T1">CREATE TABLE </text:span>`TASK_ASSIGNMENT` (</text:p>
      <text:p text:style-name="P11"><text:s text:c="2"/><text:span text:style-name="T6">`TASK_ID` </text:span><text:span text:style-name="T2">int</text:span><text:span text:style-name="T5">(</text:span><text:span text:style-name="T9">11</text:span><text:span text:style-name="T5">) </text:span><text:span text:style-name="T2">NOT NULL</text:span><text:span text:style-name="T5">,</text:span></text:p>
      <text:p text:style-name="P11"><text:s text:c="2"/><text:span text:style-name="T6">`REQUISITION_ID` </text:span><text:span text:style-name="T2">int</text:span><text:span text:style-name="T5">(</text:span><text:span text:style-name="T9">11</text:span><text:span text:style-name="T5">) </text:span><text:span text:style-name="T2">DEFAULT NULL</text:span><text:span text:style-name="T5">,</text:span></text:p>
      <text:p text:style-name="P11"><text:s text:c="2"/><text:span text:style-name="T6">`USER_ID` </text:span><text:span text:style-name="T2">varchar</text:span><text:span text:style-name="T5">(</text:span><text:span text:style-name="T9">20</text:span><text:span text:style-name="T5">) </text:span><text:span text:style-name="T2">NOT NULL</text:span><text:span text:style-name="T5">,</text:span></text:p>
      <text:p text:style-name="P11"><text:s text:c="2"/><text:span text:style-name="T2">PRIMARY KEY </text:span><text:span text:style-name="T5">(</text:span><text:span text:style-name="T6">`TASK_ID`</text:span><text:span text:style-name="T5">,</text:span><text:span text:style-name="T6">`USER_ID`</text:span><text:span text:style-name="T5">)</text:span></text:p>
      <text:p text:style-name="P25">)</text:p>
      <text:p text:style-name="P10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01:44.439643097</meta:creation-date>
    <dc:date>2016-09-24T19:31:11.756679108</dc:date>
    <meta:editing-duration>PT4H34M15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3" meta:paragraph-count="124" meta:word-count="371" meta:character-count="3523" meta:non-whitespace-character-count="2986"/>
  </office:meta>
</office:document-meta>
</file>